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Times New Roman" fo:font-size="14pt" fo:letter-spacing="normal" fo:language="pt" fo:country="PT" fo:font-style="italic" fo:font-weight="bold"/>
    </style:style>
    <style:style style:name="P3" style:family="paragraph" style:parent-style-name="Text_20_body">
      <style:paragraph-properties fo:margin-left="0cm" fo:margin-right="0cm" fo:margin-top="0cm" fo:margin-bottom="0.318cm" loext:contextual-spacing="false" fo:text-align="justify" style:justify-single-word="false" fo:orphans="2" fo:widows="2" fo:text-indent="0cm" style:auto-text-indent="false"/>
      <style:text-properties fo:font-variant="normal" fo:text-transform="none" fo:color="#000000" style:font-name="Times New Roman" fo:font-size="14pt" fo:letter-spacing="normal" fo:language="pt" fo:country="PT" fo:font-style="normal" fo:font-weight="normal"/>
    </style:style>
    <style:style style:name="P4" style:family="paragraph" style:parent-style-name="Heading_20_4">
      <style:text-properties fo:font-size="11pt" fo:language="pt" fo:country="PT"/>
    </style:style>
    <style:style style:name="T1" style:family="text">
      <style:text-properties fo:font-variant="normal" fo:text-transform="none" fo:color="#000000" style:font-name="Times New Roman" fo:font-size="14pt" fo:letter-spacing="normal" fo:language="pt" fo:country="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B1: Otimização de Corte de Placas de madeira/vidro</text:h>
      <text:p text:style-name="P2">Objectivo</text:p>
      <text:p text:style-name="P3">Resolução do problema de optimização de corte de placas especificado o conjunto de objectos/formas a obter.</text:p>
      <text:p text:style-name="P2">Descrição</text:p>
      <text:p text:style-name="P3">Os problemas de corte surgem quando existe a necessidade de se cortar rolos, placas ou blocos de um dado material em pedaços com dimensões e formas pré-determinados de forma a minimizar o desperdício de material. Por exemplo, uma fábrica de peças de mármore vende peças sob encomenda que são produzidas através do corte de placas grandes em pedaços menores. Uma placa grande pode ser cortada de diversas maneiras e sempre haverá um desperdício de mármore oriundo dos pedaços que sobram após o corte das peças desejadas. Este é um problema de corte em duas dimensões que também se aplica a vidro, metal, madeira etc.</text:p>
      <text:p text:style-name="P3">Há problemas de corte numa única dimensão (por exemplo rolos de papel ou cordas) e em três dimensões (por exemplo, corte de blocos de espuma para a produção de colchões). Pretende-se utilizar algoritmos que permitam minimizar o desperdício realizado no corte de um dado material num determinado conjunto de pedaços menores de formas e dimensões pré-especificadas.</text:p>
      <text:p text:style-name="P3">Na resolução deste problema pode utilizar múltiplas metodologias de optimização (Algoritmos Genéticos é uma delas). Estas metodologias podem ser utilizadas em conjunto de forma a obter uma solução de boa qualidade para o problema (por exemplo criando uma solução inicial que depois é iterativamente melhorada). Ou podem ser simplesmente utilizadas para efectuar uma análise comparativa do nível de desempenho de cada metodologia.</text:p>
      <text:p text:style-name="P1"><text:span text:style-name="T1">É também valorizada a modelização realista do probl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9:05:46.971568388</meta:creation-date>
    <dc:date>2018-05-18T19:06:07.049527405</dc:date>
    <meta:editing-duration>PT21S</meta:editing-duration>
    <meta:editing-cycles>1</meta:editing-cycles>
    <meta:document-statistic meta:table-count="0" meta:image-count="0" meta:object-count="0" meta:page-count="1" meta:paragraph-count="8" meta:word-count="256" meta:character-count="1637" meta:non-whitespace-character-count="1389"/>
    <meta:generator>LibreOffice/5.1.6.2$Linux_X86_64 LibreOffice_project/10m0$Build-2</meta:generator>
  </office:meta>
</office:document-meta>
</file>